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top="0in" fo:margin-bottom="0in" fo:line-height="100%"/>
    </style:style>
    <style:style style:name="P4" style:family="paragraph" style:parent-style-name="Standard" style:list-style-name="WWNum31">
      <style:paragraph-properties fo:margin-top="0in" fo:margin-bottom="0in" fo:line-height="100%"/>
    </style:style>
    <style:style style:name="P5" style:family="paragraph" style:parent-style-name="Standard">
      <style:paragraph-properties fo:margin-top="0in" fo:margin-bottom="0in" fo:line-height="100%" fo:text-align="center" style:justify-single-word="false"/>
    </style:style>
    <style:style style:name="P6"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7" style:family="paragraph" style:parent-style-name="Standard">
      <style:paragraph-properties fo:margin-left="0.25in" fo:margin-right="0in" fo:margin-top="0in" fo:margin-bottom="0in" fo:line-height="100%" fo:text-indent="0in" style:auto-text-indent="false"/>
    </style:style>
    <style:style style:name="P8" style:family="paragraph" style:parent-style-name="Header">
      <style:paragraph-properties fo:text-align="end" style:justify-single-word="false"/>
    </style:style>
    <style:style style:name="P9" style:family="paragraph" style:parent-style-name="List_20_Paragraph">
      <style:paragraph-properties fo:margin-top="0in" fo:margin-bottom="0in" fo:line-height="100%" fo:text-align="center" style:justify-single-word="false"/>
    </style:style>
    <style:style style:name="P10" style:family="paragraph" style:parent-style-name="List_20_Paragraph" style:list-style-name="WWNum31">
      <style:paragraph-properties fo:margin-top="0in" fo:margin-bottom="0in" fo:line-height="100%" fo:text-align="center" style:justify-single-word="false"/>
    </style:style>
    <style:style style:name="P11" style:family="paragraph" style:parent-style-name="List_20_Paragraph" style:list-style-name="WWNum31">
      <style:paragraph-properties fo:margin-top="0in" fo:margin-bottom="0in" fo:line-height="100%"/>
    </style:style>
    <style:style style:name="P12" style:family="paragraph" style:parent-style-name="List_20_Paragraph">
      <style:paragraph-properties fo:margin-left="0in" fo:margin-right="0in" fo:margin-top="0in" fo:margin-bottom="0in" fo:line-height="100%" fo:text-indent="0in" style:auto-text-indent="false"/>
    </style:style>
    <style:style style:name="P13" style:family="paragraph" style:parent-style-name="List_20_Paragraph">
      <style:paragraph-properties fo:margin-left="0in" fo:margin-right="0in" fo:margin-top="0in" fo:margin-bottom="0in" fo:line-height="100%" fo:text-align="start" style:justify-single-word="false" fo:text-indent="0in" style:auto-text-indent="false"/>
    </style:style>
    <style:style style:name="P14" style:family="paragraph" style:parent-style-name="List_20_Paragraph" style:list-style-name="WWNum31">
      <style:paragraph-properties fo:margin-left="0in" fo:margin-right="0in" fo:margin-top="0in" fo:margin-bottom="0in" fo:line-height="100%" fo:text-indent="0in" style:auto-text-indent="false"/>
    </style:style>
    <style:style style:name="P15" style:family="paragraph" style:parent-style-name="List_20_Paragraph">
      <style:paragraph-properties fo:margin-left="0in" fo:margin-right="0in" fo:margin-top="0in" fo:margin-bottom="0in" fo:line-height="100%" fo:text-align="start" style:justify-single-word="false" fo:text-indent="0in" style:auto-text-indent="false"/>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normal" style:font-weight-asian="normal" style:font-weight-complex="normal"/>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evor Bramwell</text:p>
      <text:p text:style-name="Standard">Writing 327</text:p>
      <text:p text:style-name="Standard"><text:date style:data-style-name="N76" text:date-value="2012-10-15T21:20:01.99" text:fixed="true">October 15, 2012</text:date></text:p>
      <text:p text:style-name="Standard"/>
      <text:p text:style-name="P9"><text:span text:style-name="T1">Summary of Project Findings: <text:s/>Proposed Experiment on Cantilever Beams</text:span></text:p>
      <text:p text:style-name="P1"/>
      <text:p text:style-name="P5">While the project goal and experiment methodology should be clearly and concisely described, the results and discussion of those results will be the primary focus of the document. </text:p>
      <text:p text:style-name="P13"/>
      <text:list xml:id="list548395905" text:style-name="WWNum31">
        <text:list-header>
          <text:p text:style-name="P14"><text:span text:style-name="T1">INTRODUCTION</text:span></text:p>
          <text:p text:style-name="P14">The purpose of this project summary is to report findings and offer recommendations regarding the feasibility of the proposed experiment on cantilever beams.</text:p>
        </text:list-header>
        <text:list-item>
          <text:p text:style-name="P11">Briefly explains purpose of experiment (to illustrate how the strength of a cantilever beam changes with length). </text:p>
          <text:list>
            <text:list-item>
              <text:p text:style-name="P4"><text:span text:style-name="T1">Experiment description:</text:span> Determine the load a straw can carry when used as a cantilever beam to illustrate how the load-bearing capacity changes with beam length.</text:p>
            </text:list-item>
          </text:list>
        </text:list-item>
        <text:list-item>
          <text:p text:style-name="P11">Provides a short narrative-style description of the experimental methodology (materials, set up, and process—with illustrations).</text:p>
        </text:list-item>
        <text:list-item>
          <text:p text:style-name="P11">Previews the remainder of the summary content and organization. </text:p>
        </text:list-item>
      </text:list>
      <text:p text:style-name="P12"/>
      <text:p text:style-name="P3"><text:span text:style-name="T1">Step One – The Experiment</text:span></text:p>
      <text:p text:style-name="P3">Using a straw as a cantilever beam, determine how the load-carrying ability changes with the cantilever length. Using the methodology described below, perform at least two tests at each length.</text:p>
      <text:p text:style-name="P3"/>
      <text:p text:style-name="P7"><text:span text:style-name="T1">Middle school teacher’s proposed method:</text:span> Tape a straw to the top of a table with the length to be tested extending beyond the table’s edge. Fasten one end of a short length of string to a paper cup. Tie a loose loop at the other end of the string, and slip the loop over the end of the straw. Position the loop on the straw such that the distance between the loop and the table edge is the cantilever length to be tested. <text:s text:c="2"/>Fill the cup with pennies until the cantilever fails. Repeat for different cantilever lengths. </text:p>
      <text:p text:style-name="P12"/>
      <text:list xml:id="list1082136173" text:continue-numbering="true" text:style-name="WWNum31">
        <text:list-header>
          <text:p text:style-name="P14"><text:span text:style-name="T1">RESULTS AND DISCUSSION</text:span></text:p>
          <text:p text:style-name="P14">Reports the results of the experiment (in both a table and a graph) and then interprets the results, addressing the following questions:</text:p>
        </text:list-header>
        <text:list-item>
          <text:p text:style-name="P11">Were the results of the experiment repeatable? Why or why not?</text:p>
        </text:list-item>
        <text:list-item>
          <text:p text:style-name="P11">Did the tests suggest a predictable relationship between the length of the cantilever and the load-bearing ability? How confident are you in that relationship? Why?</text:p>
        </text:list-item>
      </text:list>
      <text:p text:style-name="P12"><text:span text:style-name="T1"/></text:p>
      <text:list xml:id="list1556843032" text:continue-numbering="true" text:style-name="WWNum31">
        <text:list-header>
          <text:p text:style-name="P14"><text:span text:style-name="T1">RECOMMENDATIONS </text:span></text:p>
        </text:list-header>
        <text:list-item>
          <text:p text:style-name="P11">Do you recommend the experiment as a middle school science project?</text:p>
        </text:list-item>
        <text:list-item>
          <text:p text:style-name="P11">Are there any concerns or caveats about the feasibility of middle students conducting this experiment? Any obstacles students may encounter? </text:p>
        </text:list-item>
        <text:list-item>
          <text:p text:style-name="P10">Do you recommend any changes to the proposed experimental procedure to create a more successful middle school activity?</text:p>
        </text:list-item>
      </text:list>
      <text:p text:style-name="P2"/>
      <text:p text:style-name="P1"/>
      <text:p text:style-name="P3"><text:soft-page-break/></text:p>
      <text:p text:style-name="P3"/>
      <text:p text:style-name="P3"><text:span text:style-name="T1"/></text:p>
      <text:p text:style-name="P3"/>
      <text:p text:style-name="P6">END REPORT</text:p>
      <text:p text:style-name="P3"/>
      <text:p text:style-name="P3"/>
      <text:p text:style-name="P15">FORMAT</text:p>
      <text:list xml:id="list1760678017" text:continue-numbering="true" text:style-name="WWNum31">
        <text:list-item>
          <text:p text:style-name="P11">Bold font for headings. Primary headings in all caps, secondary headings in title case caps. No space between headings and body paragraphs.</text:p>
        </text:list-item>
        <text:list-item>
          <text:p text:style-name="P11">Single spaced block paragraphs. No indentations, 1 blank line between paragraphs.</text:p>
        </text:list-item>
        <text:list-item>
          <text:p text:style-name="P11">No default extra white space between paragraphs </text:p>
        </text:list-item>
        <text:list-item>
          <text:p text:style-name="P11">Labeled graph and table, add captions, and refer to visuals in the tex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Label_20_4" style:display-name="ListLabel 4"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Bramwell <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Bramwell</meta:initial-creator>
    <meta:creation-date>2012-10-15T21:19:08</meta:creation-date>
    <meta:generator>LibreOffice/3.5$Linux_x86 LibreOffice_project/350m1$Build-2</meta:generator>
    <dc:date>2012-10-15T21:29:00</dc:date>
    <dc:creator>Trevor Bramwell</dc:creator>
    <meta:editing-duration>PT5M47S</meta:editing-duration>
    <meta:editing-cycles>6</meta:editing-cycles>
    <meta:document-statistic meta:table-count="0" meta:image-count="0" meta:object-count="0" meta:page-count="2" meta:paragraph-count="29" meta:word-count="453" meta:character-count="2776" meta:non-whitespace-character-count="2360"/>
  </office:meta>
</office:document-meta>
</file>